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Text_20_body" style:list-style-name="L2">
      <style:text-properties style:font-name="Cambria"/>
    </style:style>
    <style:style style:name="P8" style:family="paragraph" style:parent-style-name="Heading_20_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4" style:family="text">
      <style:text-properties fo:language="ru" fo:country="RU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-asian="Times New Roman2" style:font-name-complex="Times New Roman2"/>
    </style:style>
    <style:style style:name="T12" style:family="text">
      <style:text-properties fo:font-weight="normal" style:font-name-asian="Times New Roman2" style:font-weight-asian="normal" style:font-name-complex="Times New Roman2" style:font-weight-complex="normal"/>
    </style:style>
    <style:style style:name="T13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61.png" xlink:type="simple" xlink:show="embed" xlink:actuate="onLoad"/></draw:frame></text:p>
          </table:table-cell>
          <table:table-cell table:style-name="Table1.B1" office:value-type="string">
            <text:h text:style-name="P8" text:outline-level="1">Оператор ИЛИ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5">C</text:span><text:span text:style-name="T1">и</text:span> <text:span text:style-name="T5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061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11">Блок </text:span><text:span text:style-name="T2">р</text:span><text:span text:style-name="T12">еализует операцию логического ИЛИ:</text:span></text:p>
            <text:p text:style-name="P5"><text:span text:style-name="T12"><draw:frame draw:style-name="fr3" draw:name="Объект1" text:anchor-type="as-char" svg:width="7.357cm" svg:height="1.393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2">,</text:span></text:p>
            <text:p text:style-name="P4"><text:span text:style-name="T2">где </text:span><text:span text:style-name="T7">x(t)</text:span><text:span text:style-name="T6"> </text:span><text:span text:style-name="T2">– выходной сигнал блока, <text:s/></text:span><text:span text:style-name="T3">u₁</text:span><text:span text:style-name="T7">(t)</text:span><text:span text:style-name="T9">,</text:span><text:span text:style-name="T4"> </text:span><text:span text:style-name="T3">u₂</text:span><text:span text:style-name="T7">(t)</text:span><text:span text:style-name="T2"> – входные сигналы.</text:span></text:p>
            <text:p text:style-name="P4"><text:span text:style-name="T13">Свойства</text:span>:</text:p>
            <text:list xml:id="list1111646708243609602" text:style-name="L1">
              <text:list-item>
                <text:p text:style-name="P6">Количество портов — количество входных портов <text:span text:style-name="T8">n</text:span>.</text:p>
              </text:list-item>
            </text:list>
            <text:p text:style-name="P4"><text:span text:style-name="T10">Примечания</text:span>:</text:p>
            <text:list xml:id="list2072522633021965525" text:style-name="L2">
              <text:list-item>
                <text:p text:style-name="P7"><text:span text:style-name="T2">Если входным сигналом будет не логический (0 или 1), а целочисленный сигнал, все ненулевые сигналы рассматриваются блоком как равные единице (Истина, или </text:span><text:span text:style-name="T6">True). </text:span><text:span text:style-name="T2">На выходе блока может быть только 0 или 1.</text:span></text:p>
              </text:list-item>
              <text:list-item>
                <text:p text:style-name="P7"><text:span text:style-name="T1">В среде </text:span><text:span text:style-name="T5">SimInTech </text:span><text:span text:style-name="T1">логическая единица (Истина или </text:span><text:span text:style-name="T5">True) </text:span><text:span text:style-name="T1">равна 1, логический ноль (Ложь или </text:span><text:span text:style-name="T5">False) </text:span><text:span text:style-name="T1">равен 0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ератор ИЛИ</dc:title>
    <dc:date>2014-12-16T20:09:17.74</dc:date>
    <meta:generator>OpenOffice/4.1.1$Win32 OpenOffice.org_project/411m6$Build-9775</meta:generator>
    <meta:editing-duration>PT2H19M54S</meta:editing-duration>
    <meta:editing-cycles>93</meta:editing-cycles>
    <meta:document-statistic meta:table-count="1" meta:image-count="2" meta:object-count="1" meta:page-count="1" meta:paragraph-count="14" meta:word-count="93" meta:character-count="541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 mathvariant="italic">любой</mi>
                    <mi mathvariant="italic">из</mi>
                    <mi/>
                    <msub>
                      <mi>x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 mathvariant="italic">все</mi>
                    <mi/>
                    <msub>
                      <mi>x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любой из ~x_i(t)=1; #
alignl 0, ~ если все ~x_i(t) = 0;  }
right none
</annotation>
  </semantics>
</math>
</file>